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klavika-regular-plain" svg:font-family="klavika-regular-plain, sans-serif"/>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db80" officeooo:paragraph-rsid="000cdb80" style:font-weight-asian="bold" style:font-weight-complex="bold"/>
    </style:style>
    <style:style style:name="P2" style:family="paragraph" style:parent-style-name="Standard">
      <style:paragraph-properties fo:text-align="start" style:justify-single-word="false"/>
      <style:text-properties officeooo:paragraph-rsid="000cdb80"/>
    </style:style>
    <style:style style:name="T1" style:family="text">
      <style:text-properties style:text-underline-style="none" fo:font-weight="normal" officeooo:rsid="000cdb80" style:font-weight-asian="normal" style:font-weight-complex="normal"/>
    </style:style>
    <style:style style:name="T2" style:family="text">
      <style:text-properties style:text-underline-style="none" fo:font-weight="normal" officeooo:rsid="000e44a8" style:font-weight-asian="normal" style:font-weight-complex="normal"/>
    </style:style>
    <style:style style:name="T3" style:family="text">
      <style:text-properties style:text-underline-style="none" fo:font-weight="normal" officeooo:rsid="000ea235" style:font-weight-asian="normal" style:font-weight-complex="normal"/>
    </style:style>
    <style:style style:name="T4" style:family="text">
      <style:text-properties style:text-underline-style="none" fo:font-weight="normal" officeooo:rsid="000ee031"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pect Technologique</text:p>
      <text:p text:style-name="P1"/>
      <text:p text:style-name="P2"><text:span text:style-name="T1">L’essor de la 5g laisse à prévoir de maintes améliorations au seing du monde technologique actuel. Cette dernière vient succéder à la 4g comme celle-ci eu succéder à la 3g, etc. Toutefois, malgré ce nouvel apport, les infrastructures mises en place pour la 4g sont incompatibles avec la 5g. C’est un retour à zéro qui attend les développeurs. Elle nécessite donc la mise en place de nouvelles antennes propre à la 5g avec la fréquence adéquate. </text:span><text:span text:style-name="T2">Elle promet donc d’apporter une évolution notamment des loisirs et services vidéo avec une qualité d’image plus importante encore. Augmentant de plus les possibilités de la réalité virtuelle. Du point de vue de l’emploi, elle facilitera et fluidifiera les formations à distances ainsi que le télétravail. D’autant plus que le très important débit qu’elle propose rendra plus rapide les transferts de données quels qu’il soient. Cependant, </text:span><text:span text:style-name="T3">il existe également de multiples faiblesses à cette nouvelle technologique. Notamment vis-à-vis de la <text:s/>sécurité.En effet, Certains chercheurs ont mis en évidence plus d’une dizaine de vulnérabilité existante sur le réseau 5g. L’ensemble des connexions 5g se trouvant être virtuelle, des craintes apparaissent quand à l’absence de contrôle physique. La plupart des chercheurs soulignent la priorité de la sécurité nécessaire à la 5g. En conséquents, l’UE travaille en coordination à l’élaboration d’une toolbox (boîte à outil) visant à </text:span><text:span text:style-name="T4">sécuriser le réseau au travers de multiples indicateurs ayant pour but d’évaluer l’état d’avancement du travail effectué. La 5g peut donc s’avérer être la clé d’une expansion technologique ainsi qu’un accroissement de l’autonomie de travail une fois cette dernière maîtrisé et régulée. <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klavika-regular-plain" svg:font-family="klavika-regular-pla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0T15:32:16.200000000</meta:creation-date>
    <dc:date>2021-10-20T16:11:12.945000000</dc:date>
    <meta:editing-duration>PT6M46S</meta:editing-duration>
    <meta:editing-cycles>1</meta:editing-cycles>
    <meta:document-statistic meta:table-count="0" meta:image-count="0" meta:object-count="0" meta:page-count="1" meta:paragraph-count="2" meta:word-count="264" meta:character-count="1726" meta:non-whitespace-character-count="1461"/>
    <meta:generator>LibreOffice/7.2.1.2$Windows_X86_64 LibreOffice_project/87b77fad49947c1441b67c559c339af8f3517e22</meta:generator>
  </office:meta>
</office:document-meta>
</file>